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2.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7cm"/>
      <style:paragraph-properties style:writing-mode="lr-tb"/>
    </style:style>
    <style:style style:name="gr3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7.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7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6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6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95cm" fo:min-width="3.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.2cm" svg:height="2cm" svg:x="5.9cm" svg:y="23.2cm">
          <text:p text:style-name="P1">Servid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cm" svg:x="10.2cm" svg:y="1.6cm">
          <text:p text:style-name="P1">Navegador</text:p>
          <text:p text:style-name="P1">(Client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2cm" svg:x="10.7cm" svg:y="23.1cm">
          <text:p text:style-name="P1">Servid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2cm" svg:x="15.3cm" svg:y="23.1cm">
          <text:p text:style-name="P1">Servid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2cm" svg:x="10.6cm" svg:y="26.4cm">
          <text:p text:style-name="P1">Banco </text:p>
          <text:p text:style-name="P1">de Dado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2cm" svg:y1="26.3cm" svg:x2="12.2cm" svg:y2="25.1cm">
          <text:p/>
        </draw:line>
        <draw:line draw:style-name="gr4" draw:text-style-name="P2" draw:layer="layout" svg:x1="9.4cm" svg:y1="24.3cm" svg:x2="10.7cm" svg:y2="24.2cm">
          <text:p/>
        </draw:line>
        <draw:line draw:style-name="gr4" draw:text-style-name="P2" draw:layer="layout" svg:x1="13.944cm" svg:y1="24.169cm" svg:x2="15.244cm" svg:y2="24.069cm">
          <text:p/>
        </draw:line>
        <draw:custom-shape draw:style-name="gr1" draw:text-style-name="P1" draw:layer="layout" svg:width="3.2cm" svg:height="2cm" svg:x="13.4cm" svg:y="18.3cm">
          <text:p text:style-name="P1">Load</text:p>
          <text:p text:style-name="P1">Balanc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2cm" svg:x="8.1cm" svg:y="18.3cm">
          <text:p text:style-name="P1">Load</text:p>
          <text:p text:style-name="P1">Balanc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4cm" svg:height="2cm" svg:x="8.4cm" svg:y="14.1cm">
          <text:p text:style-name="P1">DATA CENTER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2cm" svg:y1="22.9cm" svg:x2="9.8cm" svg:y2="20.6cm">
          <text:p/>
        </draw:line>
        <draw:line draw:style-name="gr4" draw:text-style-name="P2" draw:layer="layout" svg:x1="10cm" svg:y1="20.8cm" svg:x2="12.4cm" svg:y2="22.7cm">
          <text:p/>
        </draw:line>
        <draw:line draw:style-name="gr4" draw:text-style-name="P2" draw:layer="layout" svg:x1="12.8cm" svg:y1="22.7cm" svg:x2="14.9cm" svg:y2="20.4cm">
          <text:p/>
        </draw:line>
        <draw:line draw:style-name="gr4" draw:text-style-name="P2" draw:layer="layout" svg:x1="15.2cm" svg:y1="20.9cm" svg:x2="17cm" svg:y2="22.8cm">
          <text:p/>
        </draw:line>
        <draw:line draw:style-name="gr4" draw:text-style-name="P2" draw:layer="layout" svg:x1="11.6cm" svg:y1="19.5cm" svg:x2="13.4cm" svg:y2="19.5cm">
          <text:p/>
        </draw:line>
        <draw:line draw:style-name="gr4" draw:text-style-name="P2" draw:layer="layout" svg:x1="10.2cm" svg:y1="17.8cm" svg:x2="11cm" svg:y2="16.4cm">
          <text:p/>
        </draw:line>
        <draw:line draw:style-name="gr4" draw:text-style-name="P2" draw:layer="layout" svg:x1="14.9cm" svg:y1="16.4cm" svg:x2="15.4cm" svg:y2="18cm">
          <text:p/>
        </draw:line>
        <draw:frame draw:style-name="gr6" draw:text-style-name="P3" draw:layer="layout" svg:width="5.3cm" svg:height="5.828cm" svg:x="13.355cm" svg:y="4.869cm">
          <draw:text-box>
            <text:p>URL </text:p>
            <text:p>TCP/IP</text:p>
            <text:p/>
            <text:p/>
            <text:p/>
            <text:p/>
          </draw:text-box>
        </draw:frame>
        <draw:frame draw:style-name="gr7" draw:text-style-name="P3" draw:layer="layout" svg:width="6.42cm" svg:height="1.673cm" svg:x="1.58cm" svg:y="20.4cm">
          <draw:text-box>
            <text:p>Direciona para </text:p>
            <text:p>O servidor especifico</text:p>
          </draw:text-box>
        </draw:frame>
        <draw:frame draw:style-name="gr8" draw:text-style-name="P3" draw:layer="layout" svg:width="8.037cm" svg:height="1.673cm" svg:x="0.615cm" svg:y="25.267cm">
          <draw:text-box>
            <text:p>Consulta Banco de Dados </text:p>
            <text:p>P/ retornar a solicitação</text:p>
          </draw:text-box>
        </draw:frame>
        <draw:frame draw:style-name="gr9" draw:text-style-name="P3" draw:layer="layout" svg:width="9.163cm" svg:height="2.384cm" svg:x="0.737cm" svg:y="15.916cm">
          <draw:text-box>
            <text:p>Equilibra o fluxo </text:p>
            <text:p>De solicitações aos Servidores</text:p>
            <text:p/>
          </draw:text-box>
        </draw:frame>
        <draw:frame draw:style-name="gr10" draw:text-style-name="P3" draw:layer="layout" svg:width="2.725cm" svg:height="1.2cm" svg:x="16.272cm" svg:y="20.678cm">
          <draw:text-box>
            <text:p>PROXY</text:p>
          </draw:text-box>
        </draw:frame>
        <draw:frame draw:style-name="gr11" draw:text-style-name="P3" draw:layer="layout" svg:width="2.161cm" svg:height="1.673cm" svg:x="13.381cm" svg:y="4.214cm">
          <draw:text-box>
            <text:p>HTTP</text:p>
            <text:p/>
          </draw:text-box>
        </draw:frame>
        <draw:line draw:style-name="gr4" draw:text-style-name="P2" draw:layer="layout" svg:x1="8.7cm" svg:y1="25.8cm" svg:x2="10.5cm" svg:y2="27.5cm">
          <text:p/>
        </draw:line>
        <draw:line draw:style-name="gr4" draw:text-style-name="P2" draw:layer="layout" svg:x1="14.4cm" svg:y1="27.5cm" svg:x2="16.4cm" svg:y2="25.7cm">
          <text:p/>
        </draw:line>
        <draw:custom-shape draw:style-name="gr12" draw:text-style-name="P1" draw:layer="layout" svg:width="7.2cm" svg:height="2.2cm" svg:x="8.8cm" svg:y="7.3cm">
          <text:p text:style-name="P1">PROVEDOR 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cm" svg:y1="4.1cm" svg:x2="11cm" svg:y2="6.7cm">
          <text:p/>
        </draw:line>
        <draw:line draw:style-name="gr4" draw:text-style-name="P2" draw:layer="layout" svg:x1="12.9cm" svg:y1="4.1cm" svg:x2="12.9cm" svg:y2="6.7cm">
          <text:p/>
        </draw:line>
        <draw:line draw:style-name="gr4" draw:text-style-name="P2" draw:layer="layout" svg:x1="11.1cm" svg:y1="10.4cm" svg:x2="11.1cm" svg:y2="13cm">
          <text:p/>
        </draw:line>
        <draw:line draw:style-name="gr4" draw:text-style-name="P2" draw:layer="layout" svg:x1="13.7cm" svg:y1="10.5cm" svg:x2="13.7cm" svg:y2="13.1cm">
          <text:p/>
        </draw:line>
        <draw:frame draw:style-name="gr13" draw:text-style-name="P3" draw:layer="layout" svg:width="2.894cm" svg:height="0.962cm" svg:x="14.6cm" svg:y="11.3cm">
          <draw:text-box>
            <text:p>TCP / IP</text:p>
          </draw:text-box>
        </draw:frame>
        <draw:frame draw:style-name="gr14" draw:text-style-name="P3" draw:layer="layout" svg:width="3.398cm" svg:height="2.384cm" svg:x="7.4cm" svg:y="10.6cm">
          <draw:text-box>
            <text:p>Status OK</text:p>
            <text:p/>
            <text:p>TCP / IP</text:p>
          </draw:text-box>
        </draw:frame>
        <draw:frame draw:style-name="gr11" draw:text-style-name="P3" draw:layer="layout" svg:width="2.161cm" svg:height="1.673cm" svg:x="13.382cm" svg:y="4.215cm">
          <draw:text-box>
            <text:p>HTTP</text:p>
            <text:p/>
          </draw:text-box>
        </draw:frame>
        <draw:frame draw:style-name="gr6" draw:text-style-name="P3" draw:layer="layout" svg:width="5.3cm" svg:height="5.828cm" svg:x="8.455cm" svg:y="4.269cm">
          <draw:text-box>
            <text:p>HTML</text:p>
            <text:p>URL </text:p>
            <text:p>TCP/IP</text:p>
            <text:p/>
            <text:p/>
            <text:p/>
            <text:p/>
          </draw:text-box>
        </draw:frame>
        <draw:custom-shape draw:style-name="gr15" draw:text-style-name="P1" draw:layer="layout" svg:width="3.6cm" svg:height="2.2cm" svg:x="2.9cm" svg:y="4.3cm">
          <text:p text:style-name="P1">DNS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cm" svg:y1="3.9cm" svg:x2="9.3cm" svg:y2="2cm">
          <text:p/>
        </draw:line>
        <draw:line draw:style-name="gr4" draw:text-style-name="P2" draw:layer="layout" svg:x1="6.7cm" svg:y1="5cm" svg:x2="10cm" svg:y2="3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8:03:25.391946450</meta:creation-date>
    <dc:date>2021-07-20T19:39:36.670920159</dc:date>
    <meta:editing-duration>PT18M46S</meta:editing-duration>
    <meta:editing-cycles>5</meta:editing-cycles>
    <meta:generator>LibreOffice/6.4.7.2$Linux_X86_64 LibreOffice_project/40$Build-2</meta:generator>
    <meta:document-statistic meta:object-count="38"/>
  </office:meta>
</office:document-meta>
</file>